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/>
    </style:style>
    <style:style style:name="ce10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cm"/>
      <style:text-properties style:font-name="Courier New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7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2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5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3">
          <table:table-cell table:style-name="ce4" office:value-type="string" calcext:value-type="string">
            <text:p>version</text:p>
          </table:table-cell>
          <table:table-cell table:style-name="ce10" table:formula="of:=CONCATENATE(YEAR(NOW()); IF(MONTH(NOW())&lt;10; CONCATENATE(0;MONTH(NOW())); MONTH(NOW())); IF(DAY(NOW())&lt;10; CONCATENATE(0;DAY(NOW())); DAY(NOW()));&quot; 1&quot;)" office:value-type="string" office:string-value="20140605 1" calcext:value-type="string">
            <text:p>20140605 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Wojciech Krutnik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3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3">
          <table:table-cell table:style-name="ce4" office:value-type="string" calcext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4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6" office:value-type="string" calcext:value-type="string">
            <text:p>label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1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4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5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6</text:p>
          </table:table-cell>
          <table:table-cell table:style-name="ce4" table:number-columns-repeated="5"/>
          <table:table-cell table:style-name="ce17"/>
          <table:table-cell table:style-name="ce14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7"/>
          <table:table-cell table:style-name="ce14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.00.0000</text:date>, <text:time style:data-style-name="N2" text:time-value="01:39:21.1920975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06-04-10T19:33:07</meta:creation-date>
    <dc:date>2014-06-05T01:39:33.672958189</dc:date>
    <dc:language>de-DE</dc:language>
    <meta:editing-cycles>8</meta:editing-cycles>
    <meta:editing-duration>PT30M55S</meta:editing-duration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